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202" officeooo:paragraph-rsid="0016d202"/>
    </style:style>
    <style:style style:name="P2" style:family="paragraph" style:parent-style-name="Standard">
      <style:text-properties fo:font-weight="bold" officeooo:rsid="0016d202" officeooo:paragraph-rsid="0016d20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5</text:p>
      <text:p text:style-name="P2">Madeleine Rodriguez</text:p>
      <text:p text:style-name="P1"/>
      <text:p text:style-name="P1">Link to my program (on github): https://github.com/morodrigu/CWM-ProgNets/tree/main/assignment5</text:p>
      <text:p text:style-name="P1"/>
      <text:p text:style-name="P1">Screenshot of ping results:</text:p>
      <text:p text:style-name="P1"/>
      <text:p text:style-name="P1"/>
      <text:p text:style-name="P1"/>
      <text:p text:style-name="P1">Screenshot of iperf result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09:27:46.908920333</meta:creation-date>
    <dc:date>2023-05-25T09:31:34.552676869</dc:date>
    <meta:editing-duration>PT3M48S</meta:editing-duration>
    <meta:editing-cycles>1</meta:editing-cycles>
    <meta:document-statistic meta:table-count="0" meta:image-count="0" meta:object-count="0" meta:page-count="1" meta:paragraph-count="5" meta:word-count="19" meta:character-count="181" meta:non-whitespace-character-count="167"/>
    <meta:generator>LibreOffice/7.3.7.2$Linux_X86_64 LibreOffice_project/30$Build-2</meta:generator>
  </office:meta>
</office:document-meta>
</file>